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9a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60" draw:layer="" svg:width="150.00000000000pt" svg:height="24.99999840000pt" svg:x="0.00000000000pt" svg:y="75.00000000000pt"/>
          <draw:rect draw:style-name="gr3" draw:id="shape3" draw:name="rect558" draw:layer="" svg:width="150.00000000000pt" svg:height="24.99999360000pt" svg:x="0.00000000000pt" svg:y="25.00000000000pt"/>
          <draw:rect draw:style-name="gr4" draw:id="shape4" draw:name="rect557" draw:layer="" svg:width="150.00000000000pt" svg:height="25.00000480000pt"/>
          <draw:rect draw:style-name="gr5" draw:id="shape5" draw:name="rect559" draw:layer="" svg:width="150.00000000000pt" svg:height="25.00000320000pt" svg:x="0.00000000000pt" svg:y="5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4:02</dc:date>
    <meta:creation-date>2011-05-22T06:11:28</meta:creation-date>
    <dc:creator>Yue Liu</dc:creator>
  </office:meta>
</office:document-meta>
</file>